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some Unicode tests,</text:p>
      <text:p text:style-name="Standard"><text:s text:c="2"/>mostly to demo several glyphs</text:p>
      <text:p text:style-name="Standard"><text:s text:c="2"/>of note.</text:p>
      <text:p text:style-name="Standard"/>
      <text:p text:style-name="Standard">Unicode is <text:span text:style-name="T1">fun</text:span><text:span text:style-name="T2">. <text:s/>and beautiful.</text:span></text:p>
      <text:p text:style-name="Standard"><text:span text:style-name="T2">Expressive, also quite logical</text:span></text:p>
      <text:p text:style-name="Standard"><text:span text:style-name="T2">for several </text:span><text:span text:style-name="T1">indispensable</text:span><text:span text:style-name="T2"> services:</text:span></text:p>
      <text:p text:style-name="Standard"><text:span text:style-name="T2"/></text:p>
      <text:p text:style-name="Standard"><text:span text:style-name="T2">among them, being, </text:span></text:p>
      <text:p text:style-name="Standard"><text:span text:style-name="T2"><text:tab/></text:span><text:span text:style-name="T1">enumerators</text:span></text:p>
      <text:p text:style-name="Standard"><text:span text:style-name="T1"><text:tab/>diacriticals extraordinaire</text:span></text:p>
      <text:p text:style-name="Standard"><text:span text:style-name="T1"><text:tab/>subscripts and superscripts</text:span></text:p>
      <text:p text:style-name="Standard"><text:span text:style-name="T1"><text:tab/>worldwide translation ability</text:span></text:p>
      <text:p text:style-name="Standard"><text:span text:style-name="T1"><text:tab/>creative ability</text:span></text:p>
      <text:p text:style-name="Standard"><text:span text:style-name="T1"><text:tab/>artistic and emotive credibility</text:span></text:p>
      <text:p text:style-name="Standard"><text:span text:style-name="T1"><text:tab/>impassioned or hot expressions</text:span></text:p>
      <text:p text:style-name="Standard"><text:span text:style-name="T1"><text:tab/>who knows what to follow that</text:span></text:p>
      <text:p text:style-name="Standard"><text:span text:style-name="T1"><text:tab/>perhaps symbols of huge worth</text:span></text:p>
      <text:p text:style-name="Standard"><text:span text:style-name="T1">I think so, </text:span></text:p>
      <text:p text:style-name="Standard"><text:span text:style-name="T1">of huge worth several symbol </text:span><text:span text:style-name="T2">sets.</text:span></text:p>
      <text:p text:style-name="Standard"><text:span text:style-name="T2">These quaint testlines exercise those - </text:span></text:p>
      <text:p text:style-name="Standard"><text:span text:style-name="T2"><text:tab/>for there are </text:span><text:span text:style-name="T1">several</text:span></text:p>
      <text:p text:style-name="Standard"><text:span text:style-name="T2"><text:tab/>called </text:span><text:span text:style-name="T1">blocks</text:span></text:p>
      <text:p text:style-name="Standard"><text:span text:style-name="T2"><text:tab/>several </text:span><text:span text:style-name="T1">blocks</text:span><text:span text:style-name="T2"> of which</text:span></text:p>
      <text:p text:style-name="Standard"><text:span text:style-name="T2"><text:tab/><text:tab/>are as purifying art</text:span></text:p>
      <text:p text:style-name="Standard"><text:span text:style-name="T2">Fahrenheit Y Centigrade symbol intrinsic</text:span></text:p>
      <text:p text:style-name="Standard"><text:span text:style-name="T2">long sought, long awaited</text:span></text:p>
      <text:p text:style-name="Standard"><text:span text:style-name="T2">now published</text:span></text:p>
      <text:p text:style-name="Standard"><text:span text:style-name="T2">as He said</text:span></text:p>
      <text:p text:style-name="Standard"><text:span text:style-name="T2">it would</text:span></text:p>
      <text:p text:style-name="Standard"><text:span text:style-name="T2">amen.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2S</meta:editing-duration>
    <meta:editing-cycles>3</meta:editing-cycles>
    <meta:generator>OpenOffice.org/3.4.1$Win32 OpenOffice.org_project/341m1$Build-9593</meta:generator>
    <dc:date>2012-12-20T23:58:52.25</dc:date>
    <meta:document-statistic meta:table-count="0" meta:image-count="0" meta:object-count="0" meta:page-count="1" meta:paragraph-count="29" meta:word-count="104" meta:character-count="694"/>
    <meta:user-defined meta:name="Info 1"/>
    <meta:user-defined meta:name="Info 2"/>
    <meta:user-defined meta:name="Info 3"/>
    <meta:user-defined meta:name="Info 4"/>
  </office:meta>
</office:document-meta>
</file>